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2d4" officeooo:paragraph-rsid="001d62d4"/>
    </style:style>
    <style:style style:name="P2" style:family="paragraph" style:parent-style-name="Standard">
      <style:text-properties style:text-line-through-style="solid" style:text-line-through-type="single" officeooo:rsid="001fc38c" officeooo:paragraph-rsid="001fc38c"/>
    </style:style>
    <style:style style:name="P3" style:family="paragraph" style:parent-style-name="Standard">
      <style:text-properties style:text-line-through-style="solid" style:text-line-through-type="single" officeooo:rsid="001fc38c" officeooo:paragraph-rsid="001d62d4"/>
    </style:style>
    <style:style style:name="P4" style:family="paragraph" style:parent-style-name="Standard">
      <style:text-properties style:text-line-through-style="solid" style:text-line-through-type="single" officeooo:rsid="002333c8" officeooo:paragraph-rsid="002333c8"/>
    </style:style>
    <style:style style:name="P5" style:family="paragraph" style:parent-style-name="Standard">
      <style:text-properties style:text-line-through-style="solid" style:text-line-through-type="single" officeooo:rsid="001d62d4" officeooo:paragraph-rsid="001d62d4"/>
    </style:style>
    <style:style style:name="P6" style:family="paragraph" style:parent-style-name="Standard">
      <style:text-properties style:text-line-through-style="solid" style:text-line-through-type="single" style:text-underline-style="solid" style:text-underline-width="auto" style:text-underline-color="font-color" officeooo:rsid="001d62d4" officeooo:paragraph-rsid="001d62d4"/>
    </style:style>
    <style:style style:name="P7" style:family="paragraph" style:parent-style-name="Standard">
      <style:text-properties style:text-line-through-style="solid" style:text-line-through-type="single" officeooo:rsid="0025000b" officeooo:paragraph-rsid="0025000b"/>
    </style:style>
    <style:style style:name="P8" style:family="paragraph" style:parent-style-name="Standard">
      <style:text-properties style:text-line-through-style="solid" style:text-line-through-type="single" officeooo:rsid="0025000b" officeooo:paragraph-rsid="00278f52"/>
    </style:style>
    <style:style style:name="P9" style:family="paragraph" style:parent-style-name="Standard">
      <style:text-properties style:text-line-through-style="solid" style:text-line-through-type="single" officeooo:rsid="0025000b" officeooo:paragraph-rsid="001f49d2"/>
    </style:style>
    <style:style style:name="P10" style:family="paragraph" style:parent-style-name="Standard">
      <style:text-properties style:text-line-through-style="solid" style:text-line-through-type="single" officeooo:rsid="001fc38c" officeooo:paragraph-rsid="001d62d4" style:font-size-asian="10.5pt"/>
    </style:style>
    <style:style style:name="P11" style:family="paragraph" style:parent-style-name="Standard">
      <style:text-properties style:text-line-through-style="solid" style:text-line-through-type="single" officeooo:rsid="002333c8" officeooo:paragraph-rsid="00278f52"/>
    </style:style>
    <style:style style:name="P12" style:family="paragraph" style:parent-style-name="Standard">
      <style:text-properties style:text-line-through-style="solid" style:text-line-through-type="single" officeooo:rsid="00296507" officeooo:paragraph-rsid="00296507"/>
    </style:style>
    <style:style style:name="T1" style:family="text">
      <style:text-properties officeooo:rsid="00296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-dc direkt einlöten</text:p>
      <text:p text:style-name="P1">teilen der <text:span text:style-name="T1">Stift</text:span> und <text:span text:style-name="T1">Buchsenleisten</text:span> erklären</text:p>
      <text:p text:style-name="P1"><text:span text:style-name="T1">WLAN</text:span> <text:span text:style-name="T1">Kontakte</text:span> abtapen</text:p>
      <text:p text:style-name="P5">mc parallel schalten</text:p>
      <text:p text:style-name="P1">1k5 widerstand r2 <text:span text:style-name="T1">Bezeichnung</text:span> ändern</text:p>
      <text:p text:style-name="P1">RP1 und RP2 sind unerwähnt</text:p>
      <text:p text:style-name="P1">Speaker Folie abziehen</text:p>
      <text:p text:style-name="P1"><text:span text:style-name="T1">Relais</text:span> <text:span text:style-name="T1">Kabelbinder</text:span> zum sichern</text:p>
      <text:p text:style-name="P1">dc dc footprint vin etc nach innen setzen</text:p>
      <text:p text:style-name="P1"><text:span text:style-name="T1">Beschriftung</text:span> p7</text:p>
      <text:p text:style-name="P5">p14 in Meas.V</text:p>
      <text:p text:style-name="P5">JP 13,14,15 in Meas. ändern</text:p>
      <text:p text:style-name="P5">P5 in IMU Compass ändern</text:p>
      <text:p text:style-name="P5">JP7 ändern in V-A-Relay</text:p>
      <text:p text:style-name="P1"/>
      <text:p text:style-name="P1">Uhr modul footprint</text:p>
      <text:p text:style-name="P1"/>
      <text:p text:style-name="P6">jp6 umsetzen</text:p>
      <text:p text:style-name="P1">d4 jumper hinzufügen</text:p>
      <text:p text:style-name="P1">dc Wandler Rastrermass</text:p>
      <text:p text:style-name="P3">Kondensator DC Wandler</text:p>
      <text:p text:style-name="P10">GND Leiste Leuchtdioden</text:p>
      <text:p text:style-name="P1">MC 2,54 Raster</text:p>
      <text:p text:style-name="P1"/>
      <text:p text:style-name="P9">bt <text:span text:style-name="T1">Modul</text:span> </text:p>
      <text:p text:style-name="P9">bt <text:span text:style-name="T1">Beschriftung</text:span></text:p>
      <text:p text:style-name="P2">Wlan Modul falsch angeschlossen</text:p>
      <text:p text:style-name="P4">R18 umgesetzt</text:p>
      <text:p text:style-name="P4">Q1 umgesetzt</text:p>
      <text:p text:style-name="P7">r19 durch Diode ersetzen</text:p>
      <text:p text:style-name="P11">Pin A11und Pin 49 tauschen wegen Drehzahl und Tiefpassfilter kurzschließen</text:p>
      <text:p text:style-name="P8">wlan Modul umgesetzt</text:p>
      <text:p text:style-name="P8">Beschriftung erweitert</text:p>
      <text:p text:style-name="P8">größere Klemmen</text:p>
      <text:p text:style-name="P12">WLAN Modul umsetz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Z</meta:initial-creator>
    <meta:creation-date>2015-03-25T21:46:04.182000000</meta:creation-date>
    <dc:date>2015-04-17T17:06:14.942000000</dc:date>
    <dc:creator>Uwe Z</dc:creator>
    <meta:editing-duration>PT3H25M29S</meta:editing-duration>
    <meta:editing-cycles>8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32" meta:word-count="115" meta:character-count="749" meta:non-whitespace-character-count="665"/>
  </office:meta>
</office:document-meta>
</file>